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0B85D6756B0CCEFD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onospace" svg:font-family="monospace"/>
    <style:font-face style:name="Courier New1" svg:font-family="'Courier New'" style:font-family-generic="swiss"/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5.61cm" table:align="right" style:writing-mode="lr-tb"/>
    </style:style>
    <style:style style:name="Table1.A" style:family="table-column">
      <style:table-column-properties style:column-width="15.6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.61cm" table:align="right" style:writing-mode="lr-tb"/>
    </style:style>
    <style:style style:name="Table2.A" style:family="table-column">
      <style:table-column-properties style:column-width="15.6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0.05pt solid #000000"/>
    </style:style>
    <style:style style:name="Table12" style:family="table">
      <style:table-properties style:width="15.494cm" fo:margin-left="1.288cm" fo:margin-top="0cm" fo:margin-bottom="0cm" table:align="left" style:writing-mode="lr-tb"/>
    </style:style>
    <style:style style:name="Table12.A" style:family="table-column">
      <style:table-column-properties style:column-width="15.49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5cm" fo:padding-right="0.097cm" fo:padding-top="0.097cm" fo:padding-bottom="0.097cm" fo:border="0.25pt solid #000001"/>
    </style:style>
    <style:style style:name="Table3" style:family="table">
      <style:table-properties style:width="15.494cm" fo:margin-left="1.288cm" fo:margin-top="0cm" fo:margin-bottom="0cm" table:align="left" style:writing-mode="lr-tb"/>
    </style:style>
    <style:style style:name="Table3.A" style:family="table-column">
      <style:table-column-properties style:column-width="15.4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5cm" fo:padding-right="0.097cm" fo:padding-top="0.097cm" fo:padding-bottom="0.097cm" fo:border="0.25pt solid #000001"/>
    </style:style>
    <style:style style:name="Table4" style:family="table">
      <style:table-properties style:width="15.494cm" fo:margin-left="1.288cm" fo:margin-top="0cm" fo:margin-bottom="0cm" table:align="left" style:writing-mode="lr-tb"/>
    </style:style>
    <style:style style:name="Table4.A" style:family="table-column">
      <style:table-column-properties style:column-width="15.4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5cm" fo:padding-right="0.097cm" fo:padding-top="0.097cm" fo:padding-bottom="0.097cm" fo:border="0.25pt solid #000001"/>
    </style:style>
    <style:style style:name="Table5" style:family="table">
      <style:table-properties style:width="15.494cm" fo:margin-left="1.288cm" fo:margin-top="0cm" fo:margin-bottom="0cm" table:align="left" style:writing-mode="lr-tb"/>
    </style:style>
    <style:style style:name="Table5.A" style:family="table-column">
      <style:table-column-properties style:column-width="15.49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5cm" fo:padding-right="0.097cm" fo:padding-top="0.097cm" fo:padding-bottom="0.097cm" fo:border="0.25pt solid #000001"/>
    </style:style>
    <style:style style:name="Table6" style:family="table">
      <style:table-properties style:width="15.494cm" fo:margin-left="1.288cm" fo:margin-top="0cm" fo:margin-bottom="0cm" table:align="left" style:writing-mode="lr-tb"/>
    </style:style>
    <style:style style:name="Table6.A" style:family="table-column">
      <style:table-column-properties style:column-width="15.49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5cm" fo:padding-right="0.097cm" fo:padding-top="0.097cm" fo:padding-bottom="0.097cm" fo:border="0.25pt solid #000001"/>
    </style:style>
    <style:style style:name="Table7" style:family="table">
      <style:table-properties style:width="15.494cm" fo:margin-left="1.288cm" fo:margin-top="0cm" fo:margin-bottom="0cm" table:align="left" style:writing-mode="lr-tb"/>
    </style:style>
    <style:style style:name="Table7.A" style:family="table-column">
      <style:table-column-properties style:column-width="15.49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5cm" fo:padding-right="0.097cm" fo:padding-top="0.097cm" fo:padding-bottom="0.097cm" fo:border="0.25pt solid #000001"/>
    </style:style>
    <style:style style:name="Table10" style:family="table">
      <style:table-properties style:width="15.61cm" table:align="right" style:writing-mode="lr-tb"/>
    </style:style>
    <style:style style:name="Table10.A" style:family="table-column">
      <style:table-column-properties style:column-width="15.6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494cm" fo:margin-left="1.288cm" fo:margin-top="0cm" fo:margin-bottom="0cm" table:align="left" style:writing-mode="lr-tb"/>
    </style:style>
    <style:style style:name="Table11.A" style:family="table-column">
      <style:table-column-properties style:column-width="15.49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5cm" fo:padding-right="0.097cm" fo:padding-top="0.097cm" fo:padding-bottom="0.097cm" fo:border="0.25pt solid #000001"/>
    </style:style>
    <style:style style:name="Table8" style:family="table">
      <style:table-properties style:width="15.61cm" fo:margin-top="0cm" fo:margin-bottom="0cm" table:align="right" style:writing-mode="lr-tb"/>
    </style:style>
    <style:style style:name="Table8.A" style:family="table-column">
      <style:table-column-properties style:column-width="15.6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5cm" fo:padding-right="0.097cm" fo:padding-top="0.097cm" fo:padding-bottom="0.097cm" fo:border="0.25pt solid #000001"/>
    </style:style>
    <style:style style:name="P1" style:family="paragraph" style:parent-style-name="Conteúdo_20_da_20_tabela">
      <style:paragraph-properties fo:text-align="start" style:justify-single-word="false"/>
    </style:style>
    <style:style style:name="P2" style:family="paragraph" style:parent-style-name="Conteúdo_20_da_20_tabela">
      <style:text-properties style:font-name="monospace" fo:font-size="9pt" fo:font-weight="normal" style:font-size-asian="9pt" style:font-weight-asian="normal" style:font-size-complex="9pt" style:font-weight-complex="normal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1.905cm" fo:margin-right="0cm" fo:text-indent="0cm" style:auto-text-indent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1.905cm" fo:margin-right="0cm" fo:text-indent="0cm" style:auto-text-indent="false"/>
    </style:style>
    <style:style style:name="P6" style:family="paragraph" style:parent-style-name="Text_20_body">
      <style:text-properties officeooo:paragraph-rsid="00133dc4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font-weight="normal" officeooo:rsid="00626a46" officeooo:paragraph-rsid="00133dc4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weight="normal" officeooo:rsid="0017546d" officeooo:paragraph-rsid="0017546d" style:font-weight-asian="normal" style:font-weight-complex="normal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626a46" officeooo:paragraph-rsid="00133dc4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style:font-name="Courier New" fo:font-weight="normal" officeooo:rsid="00626a46" officeooo:paragraph-rsid="00133dc4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officeooo:rsid="00626a46" officeooo:paragraph-rsid="00133dc4"/>
    </style:style>
    <style:style style:name="P12" style:family="paragraph" style:parent-style-name="Preformatted_20_Text">
      <style:text-properties officeooo:paragraph-rsid="00128a9b"/>
    </style:style>
    <style:style style:name="P13" style:family="paragraph" style:parent-style-name="Preformatted_20_Text">
      <style:text-properties style:font-name="Courier New" fo:font-size="9pt" fo:font-weight="bold" officeooo:paragraph-rsid="00128a9b" style:font-size-asian="9pt" style:font-weight-asian="bold" style:font-size-complex="9pt" style:font-weight-complex="bold"/>
    </style:style>
    <style:style style:name="P14" style:family="paragraph" style:parent-style-name="Preformatted_20_Text">
      <loext:graphic-properties draw:fill="none"/>
      <style:paragraph-properties fo:margin-top="0cm" fo:margin-bottom="0cm" loext:contextual-spacing="false" fo:background-color="transparent" style:writing-mode="lr-tb"/>
      <style:text-properties officeooo:paragraph-rsid="00128a9b"/>
    </style:style>
    <style:style style:name="P15" style:family="paragraph" style:parent-style-name="Standard">
      <style:text-properties fo:font-style="normal" officeooo:rsid="00128a9b" officeooo:paragraph-rsid="00128a9b" style:font-style-asian="normal" style:font-style-complex="normal"/>
    </style:style>
    <style:style style:name="P16" style:family="paragraph" style:parent-style-name="Standard">
      <style:text-properties fo:font-style="normal" officeooo:paragraph-rsid="00128a9b" style:font-style-asian="normal" style:font-style-complex="normal"/>
    </style:style>
    <style:style style:name="P17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1" fo:font-size="9pt" fo:font-style="normal" fo:text-shadow="none" style:text-underline-style="none" fo:font-weight="normal" officeooo:rsid="00188c81" officeooo:paragraph-rsid="00188c81" style:font-size-asian="9pt" style:font-style-asian="normal" style:font-weight-asian="normal" style:font-size-complex="9pt" style:text-emphasize="none"/>
    </style:style>
    <style:style style:name="P18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officeooo:rsid="001b5063" officeooo:paragraph-rsid="001b5063" style:font-size-asian="10pt" style:font-style-asian="normal" style:font-weight-asian="normal" style:font-size-complex="10pt" style:text-emphasize="none"/>
    </style:style>
    <style:style style:name="P19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fo:background-color="#ffffff" style:font-size-asian="9pt" style:font-style-asian="normal" style:font-weight-asian="normal" style:font-size-complex="9pt" style:text-emphasize="none"/>
    </style:style>
    <style:style style:name="P20" style:family="paragraph" style:parent-style-name="Standard" style:list-style-name="WWNum3">
      <style:text-properties officeooo:paragraph-rsid="00128a9b"/>
    </style:style>
    <style:style style:name="P21" style:family="paragraph" style:parent-style-name="Standard" style:list-style-name="WWNum3">
      <style:text-properties officeooo:rsid="00128a9b" officeooo:paragraph-rsid="00128a9b"/>
    </style:style>
    <style:style style:name="P22" style:family="paragraph" style:parent-style-name="Standard" style:list-style-name="WWNum3">
      <style:text-properties fo:font-style="normal" officeooo:rsid="00128a9b" officeooo:paragraph-rsid="00128a9b" style:font-style-asian="normal" style:font-style-complex="normal"/>
    </style:style>
    <style:style style:name="P23" style:family="paragraph" style:parent-style-name="Standard" style:list-style-name="WWNum3">
      <style:text-properties fo:font-style="normal" officeooo:paragraph-rsid="00128a9b" style:font-style-asian="normal" style:font-style-complex="normal"/>
    </style:style>
    <style:style style:name="P24" style:family="paragraph" style:parent-style-name="Standard" style:list-style-name="WWNum3">
      <style:text-properties fo:font-style="normal" officeooo:rsid="00133dc4" officeooo:paragraph-rsid="00133dc4" style:font-style-asian="normal" style:font-style-complex="normal"/>
    </style:style>
    <style:style style:name="P25" style:family="paragraph" style:parent-style-name="Standard" style:list-style-name="WWNum3">
      <style:text-properties officeooo:rsid="00116cde" officeooo:paragraph-rsid="00116cde"/>
    </style:style>
    <style:style style:name="P26" style:family="paragraph" style:parent-style-name="Standard" style:list-style-name="L1">
      <style:text-properties officeooo:paragraph-rsid="00128a9b"/>
    </style:style>
    <style:style style:name="P27" style:family="paragraph" style:parent-style-name="Standard" style:list-style-name="L1">
      <style:text-properties style:font-name="Liberation Serif2" fo:font-weight="normal" officeooo:rsid="004e6b56" officeooo:paragraph-rsid="00128a9b" style:font-weight-asian="normal" style:font-weight-complex="normal"/>
    </style:style>
    <style:style style:name="P28" style:family="paragraph" style:parent-style-name="Text_20_body" style:list-style-name="WWNum3">
      <style:text-properties officeooo:paragraph-rsid="00128a9b"/>
    </style:style>
    <style:style style:name="P29" style:family="paragraph" style:parent-style-name="Text_20_body" style:list-style-name="WWNum3">
      <style:text-properties officeooo:paragraph-rsid="00133dc4"/>
    </style:style>
    <style:style style:name="P30" style:family="paragraph" style:parent-style-name="Text_20_body" style:list-style-name="L2">
      <style:text-properties fo:font-weight="normal" officeooo:rsid="00626a46" officeooo:paragraph-rsid="00133dc4" style:font-weight-asian="normal" style:font-weight-complex="normal"/>
    </style:style>
    <style:style style:name="P31" style:family="paragraph" style:parent-style-name="Text_20_body" style:list-style-name="L3">
      <style:text-properties style:font-name="Courier New" fo:font-weight="normal" officeooo:rsid="0017546d" officeooo:paragraph-rsid="0017546d" style:font-weight-asian="normal" style:font-weight-complex="normal"/>
    </style:style>
    <style:style style:name="P32" style:family="paragraph" style:parent-style-name="Text_20_body" style:list-style-name="L3">
      <style:text-properties style:font-name="Liberation Sans1" fo:font-weight="normal" officeooo:rsid="0017546d" officeooo:paragraph-rsid="0017546d" style:font-weight-asian="normal" style:font-weight-complex="normal"/>
    </style:style>
    <style:style style:name="P33" style:family="paragraph" style:parent-style-name="Text_20_body" style:list-style-name="L3">
      <style:text-properties style:font-name="Liberation Sans1" fo:font-weight="normal" officeooo:rsid="00182655" officeooo:paragraph-rsid="00182655" style:font-weight-asian="normal" style:font-weight-complex="normal"/>
    </style:style>
    <style:style style:name="P34" style:family="paragraph" style:parent-style-name="Heading_20_1" style:list-style-name="WWNum2"/>
    <style:style style:name="P35" style:family="paragraph" style:parent-style-name="Conteúdo_20_da_20_tabela">
      <style:text-properties style:font-name="monospace" fo:font-size="9pt" fo:font-weight="normal" style:font-size-asian="9pt" style:font-weight-asian="normal" style:font-size-complex="9pt" style:font-weight-complex="normal"/>
    </style:style>
    <style:style style:name="P36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37" style:family="paragraph" style:parent-style-name="Default">
      <style:paragraph-properties style:line-height-at-least="0.353cm"/>
      <style:text-properties fo:color="#000000" style:font-name="monospace" fo:font-size="9pt" officeooo:paragraph-rsid="001b34c7" fo:background-color="#ffffff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91acb" style:font-style-asian="normal" style:font-style-complex="normal"/>
    </style:style>
    <style:style style:name="T3" style:family="text">
      <style:text-properties fo:font-style="normal" officeooo:rsid="00133dc4" style:font-style-asian="normal" style:font-style-complex="normal"/>
    </style:style>
    <style:style style:name="T4" style:family="text">
      <style:text-properties fo:font-style="normal" officeooo:rsid="0013bbe0" style:font-style-asian="normal" style:font-style-complex="normal"/>
    </style:style>
    <style:style style:name="T5" style:family="text">
      <style:text-properties officeooo:rsid="00116cde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officeooo:rsid="004fca4d" style:font-weight-asian="bold" style:font-weight-complex="bold"/>
    </style:style>
    <style:style style:name="T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ourier New" fo:font-style="normal" fo:font-weight="bold" officeooo:rsid="00491acb" style:font-style-asian="normal" style:font-weight-asian="bold" style:font-style-complex="normal" style:font-weight-complex="bold"/>
    </style:style>
    <style:style style:name="T10" style:family="text">
      <style:text-properties style:font-name="Courier New" fo:font-weight="normal" style:font-weight-asian="normal" style:font-weight-complex="normal"/>
    </style:style>
    <style:style style:name="T11" style:family="text">
      <style:text-properties style:font-name="Courier New" fo:font-weight="normal" officeooo:rsid="0017546d" style:font-weight-asian="normal" style:font-weight-complex="normal"/>
    </style:style>
    <style:style style:name="T12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Courier New" fo:font-size="9pt" fo:font-weight="bold" officeooo:rsid="004e6b56" style:font-size-asian="9pt" style:font-weight-asian="bold" style:font-size-complex="9pt" style:font-weight-complex="bold"/>
    </style:style>
    <style:style style:name="T14" style:family="text">
      <style:text-properties style:font-name="Courier New" fo:font-size="9pt" fo:font-weight="bold" officeooo:rsid="00128a9b" style:font-size-asian="9pt" style:font-weight-asian="bold" style:font-size-complex="9pt" style:font-weight-complex="bold"/>
    </style:style>
    <style:style style:name="T15" style:family="text">
      <style:text-properties style:font-name="Liberation Serif2" fo:font-weight="normal" officeooo:rsid="004e6b56" style:font-weight-asian="normal" style:font-weight-complex="normal"/>
    </style:style>
    <style:style style:name="T16" style:family="text">
      <style:text-properties style:font-name="Liberation Serif2" fo:font-weight="normal" officeooo:rsid="004fca4d" style:font-weight-asian="normal" style:font-weight-complex="normal"/>
    </style:style>
    <style:style style:name="T17" style:family="text">
      <style:text-properties style:font-name="Liberation Serif2" fo:font-style="normal" fo:font-weight="normal" officeooo:rsid="004e6b56" style:font-style-asian="normal" style:font-weight-asian="normal" style:font-style-complex="normal" style:font-weight-complex="normal"/>
    </style:style>
    <style:style style:name="T18" style:family="text">
      <style:text-properties style:font-name="Liberation Serif2" fo:font-style="normal" fo:font-weight="normal" officeooo:rsid="004fca4d" style:font-style-asian="normal" style:font-weight-asian="normal" style:font-style-complex="normal" style:font-weight-complex="normal"/>
    </style:style>
    <style:style style:name="T19" style:family="text">
      <style:text-properties officeooo:rsid="00133dc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26a46" style:font-weight-asian="normal" style:font-weight-complex="normal"/>
    </style:style>
    <style:style style:name="T22" style:family="text">
      <style:text-properties fo:font-weight="normal" officeooo:rsid="00157ae2" style:font-weight-asian="normal" style:font-weight-complex="normal"/>
    </style:style>
    <style:style style:name="T23" style:family="text">
      <style:text-properties fo:font-weight="normal" officeooo:rsid="0017546d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normal"/>
    </style:style>
    <style:style style:name="T26" style:family="text">
      <style:text-properties style:font-weight-complex="normal"/>
    </style:style>
    <style:style style:name="T27" style:family="text">
      <style:text-properties officeooo:rsid="001d6a6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Avaliação 0<text:span text:style-name="T5">2</text:span></text:p>
      <text:list xml:id="list1881987692" text:style-name="WWNum2">
        <text:list-item>
          <text:h text:style-name="P34" text:outline-level="1">Nome: </text:h>
        </text:list-item>
      </text:list>
      <text:list xml:id="list2237908922" text:style-name="WWNum3">
        <text:list-item>
          <text:p text:style-name="P21"><text:span text:style-name="T3">(10) </text:span><text:span text:style-name="T1">Explique a diferença entre os seguintes comandos:</text:span></text:p>
        </text:list-item>
      </text:list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Source_20_Text"><text:span text:style-name="T14">date &gt; data.txt</text:span></text:span></text:p>
          </table:table-cell>
        </table:table-row>
      </table:table>
      <text:list xml:id="list221739577637953" text:continue-numbering="true" text:style-name="WWNum3">
        <text:list-header>
          <text:p text:style-name="P22">e</text:p>
        </text:list-header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pan text:style-name="Source_20_Text"><text:span text:style-name="T14">date &gt;&gt; data.txt</text:span></text:span></text:p>
          </table:table-cell>
        </table:table-row>
      </table:table>
      <text:p text:style-name="P1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No primeiro caso, havendo a existência do arquivo ‘data.txt’ o mesmo é sobrescrito com uma nova data. Ja no segundo caso, o conteúdo do arquivo ‘data.txt’ não é sobrescrito, mas sim adiona-se mais conteúdo ao arquivo.</text:p>
          </table:table-cell>
        </table:table-row>
      </table:table>
      <text:list xml:id="list221740513114460" text:continue-numbering="true" text:style-name="WWNum3">
        <text:list-header>
          <text:p text:style-name="P23"/>
        </text:list-header>
        <text:list-item>
          <text:p text:style-name="P20"><text:span text:style-name="T1">(</text:span><text:span text:style-name="T3">25</text:span><text:span text:style-name="T1">) Escreva a linha de comando que retorna a informação desejada:</text:span></text:p>
          <text:list>
            <text:list-item>
              <text:p text:style-name="P25"><text:span text:style-name="T1">Os arquivos e diretórios para os quais usuários do grupo “</text:span><text:span text:style-name="T4">espinf” </text:span><text:span text:style-name="T1">tenham permissão de leitura na sua área HOME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ls -l | grep espinf | egrep "^.{4}r"</text:p>
          </table:table-cell>
        </table:table-row>
      </table:table>
      <text:p text:style-name="P4"/>
      <text:list xml:id="list221738538452974" text:continue-numbering="true" text:style-name="WWNum3">
        <text:list-item>
          <text:list>
            <text:list-item>
              <text:p text:style-name="P25"><text:span text:style-name="T1">O modelo do</text:span><text:span text:style-name="T2"> processador que seu computador tem conforme o que consta no arquivo </text:span><text:span text:style-name="T9">/proc/cpuinfo</text:span><text:span text:style-name="T2">.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cat /proc/cpuinfo | grep "model name" | head -n 1</text:p>
          </table:table-cell>
        </table:table-row>
      </table:table>
      <text:p text:style-name="P4"/>
      <text:list xml:id="list221739607563803" text:continue-numbering="true" text:style-name="WWNum3">
        <text:list-item>
          <text:list>
            <text:list-item>
              <text:p text:style-name="P25"><text:span text:style-name="T1">Mostre quantas permissões diferentes existem no diretório </text:span><text:span text:style-name="T9">/</text:span><text:span text:style-name="T8">etc</text:span>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ls -l /etc/ | cut -d " " -f 1 | sort | uniq -u | egrep "[^(total)]" | wc -l</text:p>
          </table:table-cell>
        </table:table-row>
      </table:table>
      <text:p text:style-name="P4"/>
      <text:list xml:id="list221738856193844" text:continue-numbering="true" text:style-name="WWNum3">
        <text:list-item>
          <text:list>
            <text:list-item>
              <text:p text:style-name="P25"><text:span text:style-name="T1">Lista recursivamente todos arquivos do diretório </text:span><text:span text:style-name="T9">/</text:span><text:span text:style-name="T8">etc</text:span><text:span text:style-name="T1"> armazenando o resultado em um arquivo chamado saida.txt e eventuais mensagens de erro em um arquivo chamado erro.txt</text:span></text:p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7">ls -lR /etc | egrep "^\-" &gt; saida.txt 2&gt; erro.txt</text:p>
          </table:table-cell>
        </table:table-row>
      </table:table>
      <text:p text:style-name="P4"/>
      <text:list xml:id="list221739133191470" text:continue-numbering="true" text:style-name="WWNum3">
        <text:list-item>
          <text:list>
            <text:list-item>
              <text:p text:style-name="P24">Liste o número dos processos cujo nome contenha a palavra “firefox” e pertençam ao seu usuário</text:p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ps -eo pid,user,comm | grep firefox | grep <text:span text:style-name="T27">tecalvo</text:span> | cut -d " " -f 2</text:p>
          </table:table-cell>
        </table:table-row>
      </table:table>
      <text:p text:style-name="P4"/>
      <text:p text:style-name="Standard"/>
      <text:list xml:id="list221738847551780" text:continue-numbering="true" text:style-name="WWNum3">
        <text:list-item>
          <text:p text:style-name="P28"><text:span text:style-name="T1">(</text:span><text:span text:style-name="T3">10</text:span><text:span text:style-name="T1">) </text:span><text:span text:style-name="T18">Observe</text:span><text:span text:style-name="T17"> a</text:span><text:span text:style-name="T18">s</text:span><text:span text:style-name="T17"> seguinte</text:span><text:span text:style-name="T18">s</text:span><text:span text:style-name="T17"> sequência</text:span><text:span text:style-name="T18">s</text:span><text:span text:style-name="T17"> de comandos </text:span><text:span text:style-name="T18">e responda às perguntas</text:span><text:span text:style-name="T17">: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span text:style-name="Source_20_Text"><text:span text:style-name="T13">$ date &gt;a</text:span></text:span></text:p>
            <text:p text:style-name="P12"><text:span text:style-name="Source_20_Text"><text:span text:style-name="T12">$ cat a</text:span></text:span></text:p>
            <text:p text:style-name="P12"><text:span text:style-name="Source_20_Text"><text:span text:style-name="T12">Wed Feb <text:s/>8 03:01:21 EST 2012</text:span></text:span></text:p>
            <text:p text:style-name="P12"><text:span text:style-name="Source_20_Text"><text:span text:style-name="T12">$ cp a b</text:span></text:span></text:p>
            <text:p text:style-name="P12"><text:span text:style-name="Source_20_Text"><text:span text:style-name="T12">$ cat b</text:span></text:span></text:p>
            <text:p text:style-name="P12"><text:soft-page-break/><text:span text:style-name="Source_20_Text"><text:span text:style-name="T12">Wed Feb <text:s/>8 03:01:21 EST 2012</text:span></text:span></text:p>
            <text:p text:style-name="P13"/>
            <text:p text:style-name="P12"><text:span text:style-name="Source_20_Text"><text:span text:style-name="T12">$ cp a b &gt;a</text:span></text:span></text:p>
            <text:p text:style-name="P14"><text:span text:style-name="Source_20_Text"><text:span text:style-name="T12">$ cat b</text:span></text:span></text:p>
          </table:table-cell>
        </table:table-row>
      </table:table>
      <text:list xml:id="list2742360686" text:style-name="L1">
        <text:list-item>
          <text:list>
            <text:list-header>
              <text:p text:style-name="P27"/>
            </text:list-header>
            <text:list-item>
              <text:p text:style-name="P26"><text:span text:style-name="T15">P</text:span><text:span text:style-name="T16">or que o arquivo </text:span><text:span text:style-name="T7">b</text:span><text:span text:style-name="T16"> está vazio? O que há no arquivo </text:span><text:span text:style-name="T7">a</text:span><text:span text:style-name="T16">?</text:span></text:p>
            </text:list-item>
          </text:list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8">O primeiro passo a ser realizado pelo shell é sobreescrever <text:span text:style-name="T24">a</text:span><text:span text:style-name="T26"> dai então realizar o comando de cópia de </text:span><text:span text:style-name="T24">a</text:span><text:span text:style-name="T26"> para </text:span><text:span text:style-name="T24">b</text:span><text:span text:style-name="T26">. Porém, o conteúdo de </text:span><text:span text:style-name="T24">a</text:span><text:span text:style-name="T26"> foi sobrescreito por </text:span><text:span text:style-name="T24">vazio</text:span><text:span text:style-name="T26">, assim não ha nada a ser copiado para </text:span><text:span text:style-name="T25">b.</text:span></text:p>
          </table:table-cell>
        </table:table-row>
      </table:table>
      <text:p text:style-name="P5"/>
      <text:list xml:id="list221739423238951" text:continue-list="list221738847551780" text:style-name="WWNum3">
        <text:list-item>
          <text:p text:style-name="P29">(<text:span text:style-name="T19">55</text:span>) <text:span text:style-name="T21">Escreva um script que encontra todos arquivos com determinada extensão em um determinado diretório e, baseado nos parâmetros enviados:</text:span></text:p>
        </text:list-item>
      </text:list>
      <text:list xml:id="list188813560" text:style-name="L2">
        <text:list-item>
          <text:list>
            <text:list-item>
              <text:p text:style-name="P30">Faça cópias dos arquivos com uma nova extensão</text:p>
            </text:list-item>
            <text:list-item>
              <text:p text:style-name="P30">Renomeie os arquivos para uma nova extensão</text:p>
            </text:list-item>
          </text:list>
        </text:list-item>
      </text:list>
      <text:p text:style-name="P7">O script terá quatro parâmetros:</text:p>
      <text:p text:style-name="P10">diretorio [ -c | -m ] ext1 ext2</text:p>
      <text:p text:style-name="P9"><text:span text:style-name="T20">onde as extensões </text:span><text:span text:style-name="T10">ext1</text:span><text:span text:style-name="T20"> e </text:span><text:span text:style-name="T10">ext2</text:span><text:span text:style-name="T20"> são strings. A opção </text:span><text:span text:style-name="T10">-c</text:span><text:span text:style-name="T20"> denota cópia </text:span><text:span text:style-name="T22">e</text:span><text:span text:style-name="T20"> </text:span><text:span text:style-name="T10">-m</text:span><text:span text:style-name="T20"> denota mover/renomear. </text:span><text:span text:style-name="T11">dirDestino</text:span><text:span text:style-name="T23"> é o diretório de destino dos arquivos.</text:span></text:p>
      <text:p text:style-name="P7">O script deve imprimir uma linha contendo</text:p>
      <text:p text:style-name="P11"><text:span text:style-name="T10">nome antigo =&gt; nome novo</text:span><text:span text:style-name="T20"> </text:span></text:p>
      <text:p text:style-name="P7">para cada arquivo copiado ou renomeado. Se o diretório não existir ou o usuário não tiver permissões para alterá-lo, imprimir uma mensagem de erro.</text:p>
      <text:p text:style-name="P8">Exemplos de uso:</text:p>
      <text:list xml:id="list3287559655" text:style-name="L3">
        <text:list-item>
          <text:p text:style-name="P31">./meuscript4 ~/fotos -m jpg JPG</text:p>
          <text:list>
            <text:list-item>
              <text:p text:style-name="P32">move arquivos terminados em jpg no diretório fotos para extensão JPG no mesmo diretório</text:p>
            </text:list-item>
          </text:list>
        </text:list-item>
        <text:list-item>
          <text:p text:style-name="P32"><text:span text:style-name="T6">./meuscript4 ~/Downloads -c PNG png</text:span> </text:p>
          <text:list>
            <text:list-item>
              <text:p text:style-name="P33">faz uma cópia dos arquivos terminados em PNG do diretório Downloads para extensão png no mesmo diretório</text:p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#! /bin/bash</text:p>
            <text:p text:style-name="P2"/>
            <text:p text:style-name="P2">diretorio=$1</text:p>
            <text:p text:style-name="P2">opt=$2</text:p>
            <text:p text:style-name="P2">ext1=$3</text:p>
            <text:p text:style-name="P2">ext2=$4</text:p>
            <text:p text:style-name="P2"/>
            <text:p text:style-name="P2"><text:soft-page-break/>if [ $# -lt 4 ]; then</text:p>
            <text:p text:style-name="P2"><text:s text:c="4"/>echo "Entre com os 4 argumentos corretamente"</text:p>
            <text:p text:style-name="P2"><text:s text:c="4"/>exit</text:p>
            <text:p text:style-name="P2"/>
            <text:p text:style-name="P2">elif [ ! -d $1 ]; then</text:p>
            <text:p text:style-name="P2"><text:s text:c="4"/>echo "Entre com um diretório válido"</text:p>
            <text:p text:style-name="P2"><text:s text:c="4"/>exit</text:p>
            <text:p text:style-name="P2">fi</text:p>
            <text:p text:style-name="P2"/>
            <text:p text:style-name="P2">files=$(ls $diretorio | egrep "$ext1$")</text:p>
            <text:p text:style-name="P2"/>
            <text:p text:style-name="P2">if [ "$opt" = "-c" ]; then</text:p>
            <text:p text:style-name="P2"><text:s text:c="4"/>for i in $files; do</text:p>
            <text:p text:style-name="P2"><text:s text:c="8"/>if [ -r "$diretorio/$i" ]; then</text:p>
            <text:p text:style-name="P2"><text:s text:c="12"/>cp $diretorio/$i $diretorio/${i/$ext1/$ext2}</text:p>
            <text:p text:style-name="P2"><text:s text:c="12"/>echo "$diretorio/$i =&gt; $diretorio/${i/$ext1/$ext2}"</text:p>
            <text:p text:style-name="P2"><text:s text:c="8"/>else</text:p>
            <text:p text:style-name="P2"><text:s text:c="12"/>echo "Leitura de arquivo não permitida: $i"</text:p>
            <text:p text:style-name="P2"><text:s text:c="8"/>fi</text:p>
            <text:p text:style-name="P2"><text:s text:c="4"/>done</text:p>
            <text:p text:style-name="P2"/>
            <text:p text:style-name="P2">elif [ "$opt" = "-m" ]; then</text:p>
            <text:p text:style-name="P2"><text:s text:c="4"/>for i in $files; do</text:p>
            <text:p text:style-name="P2"><text:s text:c="8"/>if [ -r "$diretorio/$i" ]; then</text:p>
            <text:p text:style-name="P2"><text:s text:c="12"/>mv $diretorio/$i $diretorio/${i/$ext1/$ext2}</text:p>
            <text:p text:style-name="P2"><text:s text:c="12"/>echo "$diretorio/$i =&gt; $diretorio/${i/$ext1/$ext2}"</text:p>
            <text:p text:style-name="P2"><text:s text:c="8"/>else</text:p>
            <text:p text:style-name="P2"><text:s text:c="12"/>echo "Leitura de arquivo não permitida: $i"</text:p>
            <text:p text:style-name="P2"><text:s text:c="8"/>fi</text:p>
            <text:p text:style-name="P2"><text:s text:c="4"/>done <text:s/></text:p>
            <text:p text:style-name="P2"/>
            <text:p text:style-name="P2">else</text:p>
            <text:p text:style-name="P2"><text:s text:c="4"/>echo "Entre com uma opção para cópia ou mover válida"</text:p>
            <text:p text:style-name="P2"><text:s text:c="4"/>exit</text:p>
            <text:p text:style-name="P2">f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onospace" svg:font-family="monospace"/>
    <style:font-face style:name="Courier New1" svg:font-family="'Courier New'" style:font-family-generic="swiss"/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swiss" fo:font-size="12pt" fo:language="pt" fo:country="BR" style:letter-kerning="fals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8pt" fo:language="pt" fo:country="BR" fo:font-weight="bold" style:letter-kerning="false" style:font-name-asian="AR PL SungtiL GB" style:font-family-asian="'AR PL SungtiL GB'" style:font-family-generic-asian="system" style:font-pitch-asian="variable" style:font-size-asian="18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8pt" style:language-complex="hi" style:country-complex="IN" style:font-weight-complex="bold"/>
    </style:style>
    <style:style style:name="Títul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Title" style:family="paragraph" style:parent-style-name="Título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o_20_préformatado" style:display-name="Texto préformatado" style:family="paragraph" style:parent-style-name="Standard" style:default-outline-level="">
      <style:paragraph-properties fo:margin-top="0cm" fo:margin-bottom="0cm" loext:contextual-spacing="false"/>
      <style:text-properties style:font-name="Liberation Mono" fo:font-family="'Liberation Mono'" style:font-family-generic="swiss" fo:font-size="10pt" style:font-name-asian="AR PL SungtiL GB" style:font-family-asian="'AR PL SungtiL GB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18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punctuation-wrap="simple" style:writing-mode="lr-tb"/>
      <style:text-properties fo:color="#280099" style:text-outline="false" style:text-line-through-style="none" style:text-line-through-type="none" style:font-name="Lohit Hindi" fo:font-family="'Lohit Hindi'" style:font-family-generic="swiss" fo:font-size="44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font-name="Lohit Devanagari" fo:font-family="'Lohit Devanagari'" style:font-family-generic="swiss" fo:font-size="18pt" fo:language="pt" fo:country="BR" style:letter-kerning="false" style:font-name-asian="DejaVu Sans" style:font-family-asian="'DejaVu Sans'" style:font-family-generic-asian="system" style:font-pitch-asian="variable" style:font-size-asian="18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ackgro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ímbolos_20_de_20_numeração" style:display-name="Símbolos de numeração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17cm" fo:margin-left="0cm" fo:margin-top="0cm" fo:margin-bottom="0cm" table:align="left" style:writing-mode="lr-tb"/>
    </style:style>
    <style:style style:name="Table19.A" style:family="table-column">
      <style:table-column-properties style:column-width="8.498cm"/>
    </style:style>
    <style:style style:name="Table19.B" style:family="table-column">
      <style:table-column-properties style:column-width="8.502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97cm" fo:border="none"/>
    </style:style>
    <style:style style:name="Table38" style:family="table">
      <style:table-properties style:width="17cm" fo:margin-left="0cm" fo:margin-top="0cm" fo:margin-bottom="0cm" table:align="left" style:writing-mode="lr-tb"/>
    </style:style>
    <style:style style:name="Table38.A" style:family="table-column">
      <style:table-column-properties style:column-width="8.498cm"/>
    </style:style>
    <style:style style:name="Table38.B" style:family="table-column">
      <style:table-column-properties style:column-width="8.502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097cm" fo:border="none"/>
    </style:style>
    <style:style style:name="MP1" style:family="paragraph" style:parent-style-name="Conteúdo_20_da_20_tabela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>
        <style:header-footer-properties fo:min-height="1.667cm" fo:margin-left="0cm" fo:margin-right="0cm" fo:margin-top="1.56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hape1" text:anchor-type="char" svg:x="13.107cm" svg:y="-0.104cm" svg:width="3.697cm" svg:height="1.235cm" draw:z-index="2"><draw:image xlink:href="Pictures/10000201000003200000010B85D6756B0CCEFD40.png" xlink:type="simple" xlink:show="embed" xlink:actuate="onLoad" loext:mime-type="image/png"/></draw:frame>Infraestrutura Computacional – Parte 1</text:p>
        <text:p text:style-name="Header">Data Science and Big Data - UFPR</text:p>
      </style:header>
      <style:footer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MP1">D. Weingaertner</text:p>
            </table:table-cell>
            <table:table-cell table:style-name="Table19.A1" office:value-type="string">
              <text:p text:style-name="MP2"><text:page-number text:select-page="current">3</text:page-number></text:p>
            </table:table-cell>
          </table:table-row>
        </table:table>
        <text:p text:style-name="MP2"/>
      </style:footer>
    </style:master-page>
    <style:master-page style:name="Converted1" style:page-layout-name="Mpm1">
      <style:header>
        <text:p text:style-name="Header"><draw:frame draw:style-name="Mfr1" draw:name="Image1" text:anchor-type="char" svg:x="13.107cm" svg:y="-0.104cm" svg:width="3.697cm" svg:height="1.235cm" draw:z-index="0"><draw:image xlink:href="Pictures/10000201000003200000010B85D6756B0CCEFD40.png" xlink:type="simple" xlink:show="embed" xlink:actuate="onLoad" loext:mime-type="image/png"/></draw:frame>Infraestrutura Computacional – Parte 1</text:p>
        <text:p text:style-name="Header">Data Science and Big Data - UFPR</text:p>
      </style:header>
      <style:footer>
        <table:table table:name="Table38" table:style-name="Table38">
          <table:table-column table:style-name="Table38.A"/>
          <table:table-column table:style-name="Table38.B"/>
          <table:table-row table:style-name="Table38.1">
            <table:table-cell table:style-name="Table38.A1" office:value-type="string">
              <text:p text:style-name="MP1">D. Weingaertner</text:p>
            </table:table-cell>
            <table:table-cell table:style-name="Table38.A1" office:value-type="string">
              <text:p text:style-name="MP2"><text:page-number text:select-page="current">0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15:31</meta:creation-date>
    <meta:initial-creator>Daniel Weingaertner</meta:initial-creator>
    <dc:language>pt-BR</dc:language>
    <dc:date>2018-04-15T22:16:53.388382604</dc:date>
    <meta:editing-cycles>56</meta:editing-cycles>
    <meta:editing-duration>PT4H10M38S</meta:editing-duration>
    <meta:generator>LibreOffice/6.0.2.1.0$Linux_X86_64 LibreOffice_project/00m0$Build-1</meta:generator>
    <meta:document-statistic meta:table-count="13" meta:image-count="2" meta:object-count="0" meta:page-count="3" meta:paragraph-count="87" meta:word-count="632" meta:character-count="3660" meta:non-whitespace-character-count="2953"/>
  </office:meta>
</office:document-meta>
</file>